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552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4.51cm"/>
    </style:style>
    <style:style style:name="co4" style:family="table-column">
      <style:table-column-properties fo:break-before="auto" style:column-width="1.478cm"/>
    </style:style>
    <style:style style:name="co5" style:family="table-column">
      <style:table-column-properties fo:break-before="auto" style:column-width="3.351cm"/>
    </style:style>
    <style:style style:name="co6" style:family="table-column">
      <style:table-column-properties fo:break-before="auto" style:column-width="1.871cm"/>
    </style:style>
    <style:style style:name="co7" style:family="table-column">
      <style:table-column-properties fo:break-before="auto" style:column-width="2.57cm"/>
    </style:style>
    <style:style style:name="co8" style:family="table-column">
      <style:table-column-properties fo:break-before="auto" style:column-width="3.011cm"/>
    </style:style>
    <style:style style:name="co9" style:family="table-column">
      <style:table-column-properties fo:break-before="auto" style:column-width="1.139cm"/>
    </style:style>
    <style:style style:name="co10" style:family="table-column">
      <style:table-column-properties fo:break-before="auto" style:column-width="1.173cm"/>
    </style:style>
    <style:style style:name="co11" style:family="table-column">
      <style:table-column-properties fo:break-before="auto" style:column-width="6.008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b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3"/>
          <table:table-cell office:value-type="string" calcext:value-type="string">
            <text:p>item_name</text:p>
          </table:table-cell>
          <table:table-cell office:value-type="string" calcext:value-type="string">
            <text:p>item_category</text:p>
          </table:table-cell>
          <table:table-cell table:style-name="Default" office:value-type="string" calcext:value-type="string">
            <text:p>cust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btype</text:p>
          </table:table-cell>
          <table:table-cell table:style-name="ce3" office:value-type="string" calcext:value-type="string">
            <text:p>prot_curve_type</text:p>
          </table:table-cell>
          <table:table-cell table:style-name="ce3" office:value-type="string" calcext:value-type="string">
            <text:p>prot_0_curve_typ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pcurve_l</text:p>
          </table:table-cell>
          <table:table-cell office:value-type="string" calcext:value-type="string">
            <text:p>pcurve_g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 Curve</text:p>
          </table:table-cell>
          <table:table-cell table:formula="of:=[.B2] &amp; &quot;A, &quot; &amp; [.C2]" office:value-type="string" office:string-value="6A, B Curve" calcext:value-type="string">
            <text:p>6A, B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]" office:value-type="string" office:string-value="B Curve" calcext:value-type="string">
            <text:p>B Curve</text:p>
          </table:table-cell>
          <table:table-cell/>
          <table:table-cell table:formula="of:=[.B2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 Curve</text:p>
          </table:table-cell>
          <table:table-cell table:formula="of:=[.B3] &amp; &quot;A, &quot; &amp; [.C3]" office:value-type="string" office:string-value="10A, B Curve" calcext:value-type="string">
            <text:p>10A, B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]" office:value-type="string" office:string-value="B Curve" calcext:value-type="string">
            <text:p>B Curve</text:p>
          </table:table-cell>
          <table:table-cell/>
          <table:table-cell table:formula="of:=[.B3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 Curve</text:p>
          </table:table-cell>
          <table:table-cell table:formula="of:=[.B4] &amp; &quot;A, &quot; &amp; [.C4]" office:value-type="string" office:string-value="16A, B Curve" calcext:value-type="string">
            <text:p>16A, B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]" office:value-type="string" office:string-value="B Curve" calcext:value-type="string">
            <text:p>B Curve</text:p>
          </table:table-cell>
          <table:table-cell/>
          <table:table-cell table:formula="of:=[.B4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B Curve</text:p>
          </table:table-cell>
          <table:table-cell table:formula="of:=[.B5] &amp; &quot;A, &quot; &amp; [.C5]" office:value-type="string" office:string-value="20A, B Curve" calcext:value-type="string">
            <text:p>20A, B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]" office:value-type="string" office:string-value="B Curve" calcext:value-type="string">
            <text:p>B Curve</text:p>
          </table:table-cell>
          <table:table-cell/>
          <table:table-cell table:formula="of:=[.B5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B Curve</text:p>
          </table:table-cell>
          <table:table-cell table:formula="of:=[.B6] &amp; &quot;A, &quot; &amp; [.C6]" office:value-type="string" office:string-value="25A, B Curve" calcext:value-type="string">
            <text:p>25A, B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6]" office:value-type="string" office:string-value="B Curve" calcext:value-type="string">
            <text:p>B Curve</text:p>
          </table:table-cell>
          <table:table-cell/>
          <table:table-cell table:formula="of:=[.B6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B Curve</text:p>
          </table:table-cell>
          <table:table-cell table:formula="of:=[.B7] &amp; &quot;A, &quot; &amp; [.C7]" office:value-type="string" office:string-value="32A, B Curve" calcext:value-type="string">
            <text:p>32A, B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7]" office:value-type="string" office:string-value="B Curve" calcext:value-type="string">
            <text:p>B Curve</text:p>
          </table:table-cell>
          <table:table-cell/>
          <table:table-cell table:formula="of:=[.B7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B Curve</text:p>
          </table:table-cell>
          <table:table-cell table:formula="of:=[.B8] &amp; &quot;A, &quot; &amp; [.C8]" office:value-type="string" office:string-value="40A, B Curve" calcext:value-type="string">
            <text:p>40A, B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8]" office:value-type="string" office:string-value="B Curve" calcext:value-type="string">
            <text:p>B Curve</text:p>
          </table:table-cell>
          <table:table-cell/>
          <table:table-cell table:formula="of:=[.B8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 Curve</text:p>
          </table:table-cell>
          <table:table-cell table:formula="of:=[.B9] &amp; &quot;A, &quot; &amp; [.C9]" office:value-type="string" office:string-value="50A, B Curve" calcext:value-type="string">
            <text:p>50A, B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9]" office:value-type="string" office:string-value="B Curve" calcext:value-type="string">
            <text:p>B Curve</text:p>
          </table:table-cell>
          <table:table-cell/>
          <table:table-cell table:formula="of:=[.B9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B Curve</text:p>
          </table:table-cell>
          <table:table-cell table:formula="of:=[.B10] &amp; &quot;A, &quot; &amp; [.C10]" office:value-type="string" office:string-value="63A, B Curve" calcext:value-type="string">
            <text:p>63A, B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10]" office:value-type="string" office:string-value="B Curve" calcext:value-type="string">
            <text:p>B Curve</text:p>
          </table:table-cell>
          <table:table-cell/>
          <table:table-cell table:formula="of:=[.B10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 Curve</text:p>
          </table:table-cell>
          <table:table-cell table:formula="of:=[.B11] &amp; &quot;A, &quot; &amp; [.C11]" office:value-type="string" office:string-value="6A, C Curve" calcext:value-type="string">
            <text:p>6A, C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11]" office:value-type="string" office:string-value="C Curve" calcext:value-type="string">
            <text:p>C Curve</text:p>
          </table:table-cell>
          <table:table-cell/>
          <table:table-cell table:formula="of:=[.B11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 Curve</text:p>
          </table:table-cell>
          <table:table-cell table:formula="of:=[.B12] &amp; &quot;A, &quot; &amp; [.C12]" office:value-type="string" office:string-value="10A, C Curve" calcext:value-type="string">
            <text:p>10A, C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12]" office:value-type="string" office:string-value="C Curve" calcext:value-type="string">
            <text:p>C Curve</text:p>
          </table:table-cell>
          <table:table-cell/>
          <table:table-cell table:formula="of:=[.B12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 Curve</text:p>
          </table:table-cell>
          <table:table-cell table:formula="of:=[.B13] &amp; &quot;A, &quot; &amp; [.C13]" office:value-type="string" office:string-value="16A, C Curve" calcext:value-type="string">
            <text:p>16A, C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13]" office:value-type="string" office:string-value="C Curve" calcext:value-type="string">
            <text:p>C Curve</text:p>
          </table:table-cell>
          <table:table-cell/>
          <table:table-cell table:formula="of:=[.B13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 Curve</text:p>
          </table:table-cell>
          <table:table-cell table:formula="of:=[.B14] &amp; &quot;A, &quot; &amp; [.C14]" office:value-type="string" office:string-value="20A, C Curve" calcext:value-type="string">
            <text:p>20A, C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14]" office:value-type="string" office:string-value="C Curve" calcext:value-type="string">
            <text:p>C Curve</text:p>
          </table:table-cell>
          <table:table-cell/>
          <table:table-cell table:formula="of:=[.B14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C Curve</text:p>
          </table:table-cell>
          <table:table-cell table:formula="of:=[.B15] &amp; &quot;A, &quot; &amp; [.C15]" office:value-type="string" office:string-value="25A, C Curve" calcext:value-type="string">
            <text:p>25A, C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15]" office:value-type="string" office:string-value="C Curve" calcext:value-type="string">
            <text:p>C Curve</text:p>
          </table:table-cell>
          <table:table-cell/>
          <table:table-cell table:formula="of:=[.B15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 Curve</text:p>
          </table:table-cell>
          <table:table-cell table:formula="of:=[.B16] &amp; &quot;A, &quot; &amp; [.C16]" office:value-type="string" office:string-value="32A, C Curve" calcext:value-type="string">
            <text:p>32A, C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16]" office:value-type="string" office:string-value="C Curve" calcext:value-type="string">
            <text:p>C Curve</text:p>
          </table:table-cell>
          <table:table-cell/>
          <table:table-cell table:formula="of:=[.B16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Curve</text:p>
          </table:table-cell>
          <table:table-cell table:formula="of:=[.B17] &amp; &quot;A, &quot; &amp; [.C17]" office:value-type="string" office:string-value="40A, C Curve" calcext:value-type="string">
            <text:p>40A, C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17]" office:value-type="string" office:string-value="C Curve" calcext:value-type="string">
            <text:p>C Curve</text:p>
          </table:table-cell>
          <table:table-cell/>
          <table:table-cell table:formula="of:=[.B17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 Curve</text:p>
          </table:table-cell>
          <table:table-cell table:formula="of:=[.B18] &amp; &quot;A, &quot; &amp; [.C18]" office:value-type="string" office:string-value="50A, C Curve" calcext:value-type="string">
            <text:p>50A, C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18]" office:value-type="string" office:string-value="C Curve" calcext:value-type="string">
            <text:p>C Curve</text:p>
          </table:table-cell>
          <table:table-cell/>
          <table:table-cell table:formula="of:=[.B18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C Curve</text:p>
          </table:table-cell>
          <table:table-cell table:formula="of:=[.B19] &amp; &quot;A, &quot; &amp; [.C19]" office:value-type="string" office:string-value="63A, C Curve" calcext:value-type="string">
            <text:p>63A, C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19]" office:value-type="string" office:string-value="C Curve" calcext:value-type="string">
            <text:p>C Curve</text:p>
          </table:table-cell>
          <table:table-cell/>
          <table:table-cell table:formula="of:=[.B19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C Curve</text:p>
          </table:table-cell>
          <table:table-cell table:formula="of:=[.B20] &amp; &quot;A, &quot; &amp; [.C20]" office:value-type="string" office:string-value="80A, C Curve" calcext:value-type="string">
            <text:p>80A, C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0]" office:value-type="string" office:string-value="C Curve" calcext:value-type="string">
            <text:p>C Curve</text:p>
          </table:table-cell>
          <table:table-cell/>
          <table:table-cell table:formula="of:=[.B20]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_2.json')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 Curve</text:p>
          </table:table-cell>
          <table:table-cell table:formula="of:=[.B21] &amp; &quot;A, &quot; &amp; [.C21]" office:value-type="string" office:string-value="100A, C Curve" calcext:value-type="string">
            <text:p>100A, C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1]" office:value-type="string" office:string-value="C Curve" calcext:value-type="string">
            <text:p>C Curve</text:p>
          </table:table-cell>
          <table:table-cell/>
          <table:table-cell table:formula="of:=[.B21]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_2.json')</text:p>
          </table:table-cell>
          <table:table-cell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C Curve</text:p>
          </table:table-cell>
          <table:table-cell table:formula="of:=[.B22] &amp; &quot;A, &quot; &amp; [.C22]" office:value-type="string" office:string-value="125A, C Curve" calcext:value-type="string">
            <text:p>125A, C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2]" office:value-type="string" office:string-value="C Curve" calcext:value-type="string">
            <text:p>C Curve</text:p>
          </table:table-cell>
          <table:table-cell/>
          <table:table-cell table:formula="of:=[.B22]"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_2.json')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 Curve</text:p>
          </table:table-cell>
          <table:table-cell table:formula="of:=[.B23] &amp; &quot;A, &quot; &amp; [.C23]" office:value-type="string" office:string-value="6A, D Curve" calcext:value-type="string">
            <text:p>6A, D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3]" office:value-type="string" office:string-value="D Curve" calcext:value-type="string">
            <text:p>D Curve</text:p>
          </table:table-cell>
          <table:table-cell/>
          <table:table-cell table:formula="of:=[.B23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 Curve</text:p>
          </table:table-cell>
          <table:table-cell table:formula="of:=[.B24] &amp; &quot;A, &quot; &amp; [.C24]" office:value-type="string" office:string-value="10A, D Curve" calcext:value-type="string">
            <text:p>10A, D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4]" office:value-type="string" office:string-value="D Curve" calcext:value-type="string">
            <text:p>D Curve</text:p>
          </table:table-cell>
          <table:table-cell/>
          <table:table-cell table:formula="of:=[.B24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 Curve</text:p>
          </table:table-cell>
          <table:table-cell table:formula="of:=[.B25] &amp; &quot;A, &quot; &amp; [.C25]" office:value-type="string" office:string-value="16A, D Curve" calcext:value-type="string">
            <text:p>16A, D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5]" office:value-type="string" office:string-value="D Curve" calcext:value-type="string">
            <text:p>D Curve</text:p>
          </table:table-cell>
          <table:table-cell/>
          <table:table-cell table:formula="of:=[.B25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D Curve</text:p>
          </table:table-cell>
          <table:table-cell table:formula="of:=[.B26] &amp; &quot;A, &quot; &amp; [.C26]" office:value-type="string" office:string-value="20A, D Curve" calcext:value-type="string">
            <text:p>20A, D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6]" office:value-type="string" office:string-value="D Curve" calcext:value-type="string">
            <text:p>D Curve</text:p>
          </table:table-cell>
          <table:table-cell/>
          <table:table-cell table:formula="of:=[.B26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D Curve</text:p>
          </table:table-cell>
          <table:table-cell table:formula="of:=[.B27] &amp; &quot;A, &quot; &amp; [.C27]" office:value-type="string" office:string-value="25A, D Curve" calcext:value-type="string">
            <text:p>25A, D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7]" office:value-type="string" office:string-value="D Curve" calcext:value-type="string">
            <text:p>D Curve</text:p>
          </table:table-cell>
          <table:table-cell/>
          <table:table-cell table:formula="of:=[.B27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D Curve</text:p>
          </table:table-cell>
          <table:table-cell table:formula="of:=[.B28] &amp; &quot;A, &quot; &amp; [.C28]" office:value-type="string" office:string-value="32A, D Curve" calcext:value-type="string">
            <text:p>32A, D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8]" office:value-type="string" office:string-value="D Curve" calcext:value-type="string">
            <text:p>D Curve</text:p>
          </table:table-cell>
          <table:table-cell/>
          <table:table-cell table:formula="of:=[.B28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D Curve</text:p>
          </table:table-cell>
          <table:table-cell table:formula="of:=[.B29] &amp; &quot;A, &quot; &amp; [.C29]" office:value-type="string" office:string-value="40A, D Curve" calcext:value-type="string">
            <text:p>40A, D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9]" office:value-type="string" office:string-value="D Curve" calcext:value-type="string">
            <text:p>D Curve</text:p>
          </table:table-cell>
          <table:table-cell/>
          <table:table-cell table:formula="of:=[.B29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 Curve</text:p>
          </table:table-cell>
          <table:table-cell table:formula="of:=[.B30] &amp; &quot;A, &quot; &amp; [.C30]" office:value-type="string" office:string-value="50A, D Curve" calcext:value-type="string">
            <text:p>50A, D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0]" office:value-type="string" office:string-value="D Curve" calcext:value-type="string">
            <text:p>D Curve</text:p>
          </table:table-cell>
          <table:table-cell/>
          <table:table-cell table:formula="of:=[.B30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D Curve</text:p>
          </table:table-cell>
          <table:table-cell table:formula="of:=[.B31] &amp; &quot;A, &quot; &amp; [.C31]" office:value-type="string" office:string-value="63A, D Curve" calcext:value-type="string">
            <text:p>63A, D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1]" office:value-type="string" office:string-value="D Curve" calcext:value-type="string">
            <text:p>D Curve</text:p>
          </table:table-cell>
          <table:table-cell/>
          <table:table-cell table:formula="of:=[.B31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 Curve</text:p>
          </table:table-cell>
          <table:table-cell table:formula="of:=[.B32] &amp; &quot;A, &quot; &amp; [.C32] &amp; &quot;, &quot; &amp; [.A32]" office:value-type="string" office:string-value="6A, B Curve, iC60a" calcext:value-type="string">
            <text:p>6A, B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32]" office:value-type="string" office:string-value="B Curve" calcext:value-type="string">
            <text:p>B Curve</text:p>
          </table:table-cell>
          <table:table-cell/>
          <table:table-cell table:formula="of:=[.B32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 Curve</text:p>
          </table:table-cell>
          <table:table-cell table:formula="of:=[.B33] &amp; &quot;A, &quot; &amp; [.C33] &amp; &quot;, &quot; &amp; [.A33]" office:value-type="string" office:string-value="10A, B Curve, iC60a" calcext:value-type="string">
            <text:p>10A, B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33]" office:value-type="string" office:string-value="B Curve" calcext:value-type="string">
            <text:p>B Curve</text:p>
          </table:table-cell>
          <table:table-cell/>
          <table:table-cell table:formula="of:=[.B33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 Curve</text:p>
          </table:table-cell>
          <table:table-cell table:formula="of:=[.B34] &amp; &quot;A, &quot; &amp; [.C34] &amp; &quot;, &quot; &amp; [.A34]" office:value-type="string" office:string-value="16A, B Curve, iC60a" calcext:value-type="string">
            <text:p>16A, B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34]" office:value-type="string" office:string-value="B Curve" calcext:value-type="string">
            <text:p>B Curve</text:p>
          </table:table-cell>
          <table:table-cell/>
          <table:table-cell table:formula="of:=[.B34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 Curve</text:p>
          </table:table-cell>
          <table:table-cell table:formula="of:=[.B35] &amp; &quot;A, &quot; &amp; [.C35] &amp; &quot;, &quot; &amp; [.A35]" office:value-type="string" office:string-value="20A, B Curve, iC60a" calcext:value-type="string">
            <text:p>20A, B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35]" office:value-type="string" office:string-value="B Curve" calcext:value-type="string">
            <text:p>B Curve</text:p>
          </table:table-cell>
          <table:table-cell/>
          <table:table-cell table:formula="of:=[.B35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 Curve</text:p>
          </table:table-cell>
          <table:table-cell table:formula="of:=[.B36] &amp; &quot;A, &quot; &amp; [.C36] &amp; &quot;, &quot; &amp; [.A36]" office:value-type="string" office:string-value="25A, B Curve, iC60a" calcext:value-type="string">
            <text:p>25A, B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36]" office:value-type="string" office:string-value="B Curve" calcext:value-type="string">
            <text:p>B Curve</text:p>
          </table:table-cell>
          <table:table-cell/>
          <table:table-cell table:formula="of:=[.B36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 Curve</text:p>
          </table:table-cell>
          <table:table-cell table:formula="of:=[.B37] &amp; &quot;A, &quot; &amp; [.C37] &amp; &quot;, &quot; &amp; [.A37]" office:value-type="string" office:string-value="32A, B Curve, iC60a" calcext:value-type="string">
            <text:p>32A, B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37]" office:value-type="string" office:string-value="B Curve" calcext:value-type="string">
            <text:p>B Curve</text:p>
          </table:table-cell>
          <table:table-cell/>
          <table:table-cell table:formula="of:=[.B37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 Curve</text:p>
          </table:table-cell>
          <table:table-cell table:formula="of:=[.B38] &amp; &quot;A, &quot; &amp; [.C38] &amp; &quot;, &quot; &amp; [.A38]" office:value-type="string" office:string-value="40A, B Curve, iC60a" calcext:value-type="string">
            <text:p>40A, B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38]" office:value-type="string" office:string-value="B Curve" calcext:value-type="string">
            <text:p>B Curve</text:p>
          </table:table-cell>
          <table:table-cell/>
          <table:table-cell table:formula="of:=[.B38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 Curve</text:p>
          </table:table-cell>
          <table:table-cell table:formula="of:=[.B39] &amp; &quot;A, &quot; &amp; [.C39] &amp; &quot;, &quot; &amp; [.A39]" office:value-type="string" office:string-value="50A, B Curve, iC60a" calcext:value-type="string">
            <text:p>50A, B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39]" office:value-type="string" office:string-value="B Curve" calcext:value-type="string">
            <text:p>B Curve</text:p>
          </table:table-cell>
          <table:table-cell/>
          <table:table-cell table:formula="of:=[.B39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 Curve</text:p>
          </table:table-cell>
          <table:table-cell table:formula="of:=[.B40] &amp; &quot;A, &quot; &amp; [.C40] &amp; &quot;, &quot; &amp; [.A40]" office:value-type="string" office:string-value="63A, B Curve, iC60a" calcext:value-type="string">
            <text:p>63A, B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40]" office:value-type="string" office:string-value="B Curve" calcext:value-type="string">
            <text:p>B Curve</text:p>
          </table:table-cell>
          <table:table-cell/>
          <table:table-cell table:formula="of:=[.B40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 Curve</text:p>
          </table:table-cell>
          <table:table-cell table:formula="of:=[.B41] &amp; &quot;A, &quot; &amp; [.C41] &amp; &quot;, &quot; &amp; [.A41]" office:value-type="string" office:string-value="6A, C Curve, iC60a" calcext:value-type="string">
            <text:p>6A, C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41]" office:value-type="string" office:string-value="C Curve" calcext:value-type="string">
            <text:p>C Curve</text:p>
          </table:table-cell>
          <table:table-cell/>
          <table:table-cell table:formula="of:=[.B41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 Curve</text:p>
          </table:table-cell>
          <table:table-cell table:formula="of:=[.B42] &amp; &quot;A, &quot; &amp; [.C42] &amp; &quot;, &quot; &amp; [.A42]" office:value-type="string" office:string-value="10A, C Curve, iC60a" calcext:value-type="string">
            <text:p>10A, C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42]" office:value-type="string" office:string-value="C Curve" calcext:value-type="string">
            <text:p>C Curve</text:p>
          </table:table-cell>
          <table:table-cell/>
          <table:table-cell table:formula="of:=[.B42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 Curve</text:p>
          </table:table-cell>
          <table:table-cell table:formula="of:=[.B43] &amp; &quot;A, &quot; &amp; [.C43] &amp; &quot;, &quot; &amp; [.A43]" office:value-type="string" office:string-value="16A, C Curve, iC60a" calcext:value-type="string">
            <text:p>16A, C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43]" office:value-type="string" office:string-value="C Curve" calcext:value-type="string">
            <text:p>C Curve</text:p>
          </table:table-cell>
          <table:table-cell/>
          <table:table-cell table:formula="of:=[.B43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 Curve</text:p>
          </table:table-cell>
          <table:table-cell table:formula="of:=[.B44] &amp; &quot;A, &quot; &amp; [.C44] &amp; &quot;, &quot; &amp; [.A44]" office:value-type="string" office:string-value="20A, C Curve, iC60a" calcext:value-type="string">
            <text:p>20A, C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44]" office:value-type="string" office:string-value="C Curve" calcext:value-type="string">
            <text:p>C Curve</text:p>
          </table:table-cell>
          <table:table-cell/>
          <table:table-cell table:formula="of:=[.B44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 Curve</text:p>
          </table:table-cell>
          <table:table-cell table:formula="of:=[.B45] &amp; &quot;A, &quot; &amp; [.C45] &amp; &quot;, &quot; &amp; [.A45]" office:value-type="string" office:string-value="25A, C Curve, iC60a" calcext:value-type="string">
            <text:p>25A, C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45]" office:value-type="string" office:string-value="C Curve" calcext:value-type="string">
            <text:p>C Curve</text:p>
          </table:table-cell>
          <table:table-cell/>
          <table:table-cell table:formula="of:=[.B45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 Curve</text:p>
          </table:table-cell>
          <table:table-cell table:formula="of:=[.B46] &amp; &quot;A, &quot; &amp; [.C46] &amp; &quot;, &quot; &amp; [.A46]" office:value-type="string" office:string-value="32A, C Curve, iC60a" calcext:value-type="string">
            <text:p>32A, C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46]" office:value-type="string" office:string-value="C Curve" calcext:value-type="string">
            <text:p>C Curve</text:p>
          </table:table-cell>
          <table:table-cell/>
          <table:table-cell table:formula="of:=[.B46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 Curve</text:p>
          </table:table-cell>
          <table:table-cell table:formula="of:=[.B47] &amp; &quot;A, &quot; &amp; [.C47] &amp; &quot;, &quot; &amp; [.A47]" office:value-type="string" office:string-value="40A, C Curve, iC60a" calcext:value-type="string">
            <text:p>40A, C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47]" office:value-type="string" office:string-value="C Curve" calcext:value-type="string">
            <text:p>C Curve</text:p>
          </table:table-cell>
          <table:table-cell/>
          <table:table-cell table:formula="of:=[.B47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 Curve</text:p>
          </table:table-cell>
          <table:table-cell table:formula="of:=[.B48] &amp; &quot;A, &quot; &amp; [.C48] &amp; &quot;, &quot; &amp; [.A48]" office:value-type="string" office:string-value="50A, C Curve, iC60a" calcext:value-type="string">
            <text:p>50A, C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48]" office:value-type="string" office:string-value="C Curve" calcext:value-type="string">
            <text:p>C Curve</text:p>
          </table:table-cell>
          <table:table-cell/>
          <table:table-cell table:formula="of:=[.B48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 Curve</text:p>
          </table:table-cell>
          <table:table-cell table:formula="of:=[.B49] &amp; &quot;A, &quot; &amp; [.C49] &amp; &quot;, &quot; &amp; [.A49]" office:value-type="string" office:string-value="63A, C Curve, iC60a" calcext:value-type="string">
            <text:p>63A, C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49]" office:value-type="string" office:string-value="C Curve" calcext:value-type="string">
            <text:p>C Curve</text:p>
          </table:table-cell>
          <table:table-cell/>
          <table:table-cell table:formula="of:=[.B49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 Curve</text:p>
          </table:table-cell>
          <table:table-cell table:formula="of:=[.B50] &amp; &quot;A, &quot; &amp; [.C50] &amp; &quot;, &quot; &amp; [.A50]" office:value-type="string" office:string-value="6A, D Curve, iC60a" calcext:value-type="string">
            <text:p>6A, D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50]" office:value-type="string" office:string-value="D Curve" calcext:value-type="string">
            <text:p>D Curve</text:p>
          </table:table-cell>
          <table:table-cell/>
          <table:table-cell table:formula="of:=[.B50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 Curve</text:p>
          </table:table-cell>
          <table:table-cell table:formula="of:=[.B51] &amp; &quot;A, &quot; &amp; [.C51] &amp; &quot;, &quot; &amp; [.A51]" office:value-type="string" office:string-value="10A, D Curve, iC60a" calcext:value-type="string">
            <text:p>10A, D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51]" office:value-type="string" office:string-value="D Curve" calcext:value-type="string">
            <text:p>D Curve</text:p>
          </table:table-cell>
          <table:table-cell/>
          <table:table-cell table:formula="of:=[.B51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 Curve</text:p>
          </table:table-cell>
          <table:table-cell table:formula="of:=[.B52] &amp; &quot;A, &quot; &amp; [.C52] &amp; &quot;, &quot; &amp; [.A52]" office:value-type="string" office:string-value="16A, D Curve, iC60a" calcext:value-type="string">
            <text:p>16A, D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52]" office:value-type="string" office:string-value="D Curve" calcext:value-type="string">
            <text:p>D Curve</text:p>
          </table:table-cell>
          <table:table-cell/>
          <table:table-cell table:formula="of:=[.B52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 Curve</text:p>
          </table:table-cell>
          <table:table-cell table:formula="of:=[.B53] &amp; &quot;A, &quot; &amp; [.C53] &amp; &quot;, &quot; &amp; [.A53]" office:value-type="string" office:string-value="20A, D Curve, iC60a" calcext:value-type="string">
            <text:p>20A, D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53]" office:value-type="string" office:string-value="D Curve" calcext:value-type="string">
            <text:p>D Curve</text:p>
          </table:table-cell>
          <table:table-cell/>
          <table:table-cell table:formula="of:=[.B53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 Curve</text:p>
          </table:table-cell>
          <table:table-cell table:formula="of:=[.B54] &amp; &quot;A, &quot; &amp; [.C54] &amp; &quot;, &quot; &amp; [.A54]" office:value-type="string" office:string-value="25A, D Curve, iC60a" calcext:value-type="string">
            <text:p>25A, D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54]" office:value-type="string" office:string-value="D Curve" calcext:value-type="string">
            <text:p>D Curve</text:p>
          </table:table-cell>
          <table:table-cell/>
          <table:table-cell table:formula="of:=[.B54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 Curve</text:p>
          </table:table-cell>
          <table:table-cell table:formula="of:=[.B55] &amp; &quot;A, &quot; &amp; [.C55] &amp; &quot;, &quot; &amp; [.A55]" office:value-type="string" office:string-value="32A, D Curve, iC60a" calcext:value-type="string">
            <text:p>32A, D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55]" office:value-type="string" office:string-value="D Curve" calcext:value-type="string">
            <text:p>D Curve</text:p>
          </table:table-cell>
          <table:table-cell/>
          <table:table-cell table:formula="of:=[.B55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 Curve</text:p>
          </table:table-cell>
          <table:table-cell table:formula="of:=[.B56] &amp; &quot;A, &quot; &amp; [.C56] &amp; &quot;, &quot; &amp; [.A56]" office:value-type="string" office:string-value="40A, D Curve, iC60a" calcext:value-type="string">
            <text:p>40A, D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56]" office:value-type="string" office:string-value="D Curve" calcext:value-type="string">
            <text:p>D Curve</text:p>
          </table:table-cell>
          <table:table-cell/>
          <table:table-cell table:formula="of:=[.B56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 Curve</text:p>
          </table:table-cell>
          <table:table-cell table:formula="of:=[.B57] &amp; &quot;A, &quot; &amp; [.C57] &amp; &quot;, &quot; &amp; [.A57]" office:value-type="string" office:string-value="50A, D Curve, iC60a" calcext:value-type="string">
            <text:p>50A, D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57]" office:value-type="string" office:string-value="D Curve" calcext:value-type="string">
            <text:p>D Curve</text:p>
          </table:table-cell>
          <table:table-cell/>
          <table:table-cell table:formula="of:=[.B57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 Curve</text:p>
          </table:table-cell>
          <table:table-cell table:formula="of:=[.B58] &amp; &quot;A, &quot; &amp; [.C58] &amp; &quot;, &quot; &amp; [.A58]" office:value-type="string" office:string-value="63A, D Curve, iC60a" calcext:value-type="string">
            <text:p>63A, D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58]" office:value-type="string" office:string-value="D Curve" calcext:value-type="string">
            <text:p>D Curve</text:p>
          </table:table-cell>
          <table:table-cell/>
          <table:table-cell table:formula="of:=[.B58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 Curve</text:p>
          </table:table-cell>
          <table:table-cell table:formula="of:=[.B59] &amp; &quot;A, &quot; &amp; [.C59] &amp; &quot;, &quot; &amp; [.A59]" office:value-type="string" office:string-value="63A, B Curve, C120" calcext:value-type="string">
            <text:p>63A, B Curve, C120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59]" office:value-type="string" office:string-value="B Curve" calcext:value-type="string">
            <text:p>B Curve</text:p>
          </table:table-cell>
          <table:table-cell/>
          <table:table-cell table:formula="of:=[.B59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 Curve</text:p>
          </table:table-cell>
          <table:table-cell table:formula="of:=[.B60] &amp; &quot;A, &quot; &amp; [.C60] &amp; &quot;, &quot; &amp; [.A60]" office:value-type="string" office:string-value="80A, B Curve, C120" calcext:value-type="string">
            <text:p>80A, B Curve, C120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60]" office:value-type="string" office:string-value="B Curve" calcext:value-type="string">
            <text:p>B Curve</text:p>
          </table:table-cell>
          <table:table-cell/>
          <table:table-cell table:formula="of:=[.B60]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 Curve</text:p>
          </table:table-cell>
          <table:table-cell table:formula="of:=[.B61] &amp; &quot;A, &quot; &amp; [.C61] &amp; &quot;, &quot; &amp; [.A61]" office:value-type="string" office:string-value="100A, B Curve, C120" calcext:value-type="string">
            <text:p>100A, B Curve, C120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61]" office:value-type="string" office:string-value="B Curve" calcext:value-type="string">
            <text:p>B Curve</text:p>
          </table:table-cell>
          <table:table-cell/>
          <table:table-cell table:formula="of:=[.B61]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 Curve</text:p>
          </table:table-cell>
          <table:table-cell table:formula="of:=[.B62] &amp; &quot;A, &quot; &amp; [.C62] &amp; &quot;, &quot; &amp; [.A62]" office:value-type="string" office:string-value="125A, B Curve, C120" calcext:value-type="string">
            <text:p>125A, B Curve, C120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62]" office:value-type="string" office:string-value="B Curve" calcext:value-type="string">
            <text:p>B Curve</text:p>
          </table:table-cell>
          <table:table-cell/>
          <table:table-cell table:formula="of:=[.B62]"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 Curve</text:p>
          </table:table-cell>
          <table:table-cell table:formula="of:=[.B63] &amp; &quot;A, &quot; &amp; [.C63] &amp; &quot;, &quot; &amp; [.A63]" office:value-type="string" office:string-value="63A, C Curve, C120" calcext:value-type="string">
            <text:p>63A, C Curve, C120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63]" office:value-type="string" office:string-value="C Curve" calcext:value-type="string">
            <text:p>C Curve</text:p>
          </table:table-cell>
          <table:table-cell/>
          <table:table-cell table:formula="of:=[.B63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 Curve</text:p>
          </table:table-cell>
          <table:table-cell table:formula="of:=[.B64] &amp; &quot;A, &quot; &amp; [.C64] &amp; &quot;, &quot; &amp; [.A64]" office:value-type="string" office:string-value="80A, C Curve, C120" calcext:value-type="string">
            <text:p>80A, C Curve, C120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64]" office:value-type="string" office:string-value="C Curve" calcext:value-type="string">
            <text:p>C Curve</text:p>
          </table:table-cell>
          <table:table-cell/>
          <table:table-cell table:formula="of:=[.B64]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 Curve</text:p>
          </table:table-cell>
          <table:table-cell table:formula="of:=[.B65] &amp; &quot;A, &quot; &amp; [.C65] &amp; &quot;, &quot; &amp; [.A65]" office:value-type="string" office:string-value="100A, C Curve, C120" calcext:value-type="string">
            <text:p>100A, C Curve, C120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65]" office:value-type="string" office:string-value="C Curve" calcext:value-type="string">
            <text:p>C Curve</text:p>
          </table:table-cell>
          <table:table-cell/>
          <table:table-cell table:formula="of:=[.B65]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 Curve</text:p>
          </table:table-cell>
          <table:table-cell table:formula="of:=[.B66] &amp; &quot;A, &quot; &amp; [.C66] &amp; &quot;, &quot; &amp; [.A66]" office:value-type="string" office:string-value="125A, C Curve, C120" calcext:value-type="string">
            <text:p>125A, C Curve, C120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66]" office:value-type="string" office:string-value="C Curve" calcext:value-type="string">
            <text:p>C Curve</text:p>
          </table:table-cell>
          <table:table-cell/>
          <table:table-cell table:formula="of:=[.B66]"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 Curve</text:p>
          </table:table-cell>
          <table:table-cell table:formula="of:=[.B67] &amp; &quot;A, &quot; &amp; [.C67] &amp; &quot;, &quot; &amp; [.A67]" office:value-type="string" office:string-value="63A, D Curve, C120" calcext:value-type="string">
            <text:p>63A, D Curve, C120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67]" office:value-type="string" office:string-value="D Curve" calcext:value-type="string">
            <text:p>D Curve</text:p>
          </table:table-cell>
          <table:table-cell/>
          <table:table-cell table:formula="of:=[.B67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 Curve</text:p>
          </table:table-cell>
          <table:table-cell table:formula="of:=[.B68] &amp; &quot;A, &quot; &amp; [.C68] &amp; &quot;, &quot; &amp; [.A68]" office:value-type="string" office:string-value="80A, D Curve, C120" calcext:value-type="string">
            <text:p>80A, D Curve, C120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68]" office:value-type="string" office:string-value="D Curve" calcext:value-type="string">
            <text:p>D Curve</text:p>
          </table:table-cell>
          <table:table-cell/>
          <table:table-cell table:formula="of:=[.B68]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 Curve</text:p>
          </table:table-cell>
          <table:table-cell table:formula="of:=[.B69] &amp; &quot;A, &quot; &amp; [.C69] &amp; &quot;, &quot; &amp; [.A69]" office:value-type="string" office:string-value="100A, D Curve, C120" calcext:value-type="string">
            <text:p>100A, D Curve, C120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69]" office:value-type="string" office:string-value="D Curve" calcext:value-type="string">
            <text:p>D Curve</text:p>
          </table:table-cell>
          <table:table-cell/>
          <table:table-cell table:formula="of:=[.B69]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D Curve</text:p>
          </table:table-cell>
          <table:table-cell table:formula="of:=[.B70] &amp; &quot;A, &quot; &amp; [.C70] &amp; &quot;, &quot; &amp; [.A70]" office:value-type="string" office:string-value="125A, D Curve, C120" calcext:value-type="string">
            <text:p>125A, D Curve, C120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70]" office:value-type="string" office:string-value="D Curve" calcext:value-type="string">
            <text:p>D Curve</text:p>
          </table:table-cell>
          <table:table-cell/>
          <table:table-cell table:formula="of:=[.B70]"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_c120.json'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9-04T16:48:54.357493028</dc:date>
    <dc:creator>Manu Varkey</dc:creator>
    <meta:editing-duration>PT1H11M25S</meta:editing-duration>
    <meta:editing-cycles>73</meta:editing-cycles>
    <meta:document-statistic meta:table-count="1" meta:cell-count="809" meta:object-count="0"/>
  </office:meta>
</office:document-meta>
</file>